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lt" fo:country="LT" fo:font-weight="bold" officeooo:rsid="0010331b" officeooo:paragraph-rsid="00018eb9" style:font-weight-asian="bold" style:font-weight-complex="bold"/>
    </style:style>
    <style:style style:name="P2" style:family="paragraph" style:parent-style-name="Standard">
      <style:text-properties fo:language="lt" fo:country="LT" fo:font-weight="normal" officeooo:rsid="0010331b" officeooo:paragraph-rsid="00018eb9" style:font-weight-asian="normal" style:font-weight-complex="normal"/>
    </style:style>
    <style:style style:name="P3" style:family="paragraph" style:parent-style-name="Standard">
      <style:text-properties fo:language="lt" fo:country="LT" officeooo:rsid="0010331b" officeooo:paragraph-rsid="00018eb9"/>
    </style:style>
    <style:style style:name="P4" style:family="paragraph" style:parent-style-name="Standard">
      <style:text-properties fo:font-size="14pt" fo:language="lt" fo:country="LT" fo:font-weight="bold" officeooo:rsid="00018eb9" officeooo:paragraph-rsid="00018eb9" style:font-size-asian="14pt" style:font-weight-asian="bold" style:font-size-complex="14pt" style:font-weight-complex="bold"/>
    </style:style>
    <style:style style:name="P5" style:family="paragraph" style:parent-style-name="Standard">
      <style:text-properties fo:font-weight="normal" officeooo:rsid="0010331b" officeooo:paragraph-rsid="00018eb9" style:font-weight-asian="normal" style:font-weight-complex="normal"/>
    </style:style>
    <style:style style:name="P6" style:family="paragraph" style:parent-style-name="Standard">
      <style:text-properties fo:font-weight="bold" officeooo:rsid="0010331b" officeooo:paragraph-rsid="00018eb9" style:font-weight-asian="bold" style:font-weight-complex="bold"/>
    </style:style>
    <style:style style:name="P7" style:family="paragraph" style:parent-style-name="Standard">
      <style:text-properties officeooo:rsid="0010331b" officeooo:paragraph-rsid="00018eb9"/>
    </style:style>
    <style:style style:name="T1" style:family="text">
      <style:text-properties fo:language="lt" fo:country="LT"/>
    </style:style>
    <style:style style:name="T2" style:family="text">
      <style:text-properties fo:language="lt" fo:country="LT" officeooo:rsid="000afd70"/>
    </style:style>
    <style:style style:name="T3" style:family="text">
      <style:text-properties fo:language="lt" fo:country="LT" officeooo:rsid="001bd670"/>
    </style:style>
    <style:style style:name="T4" style:family="text">
      <style:text-properties fo:language="lt" fo:country="LT" fo:font-style="italic" fo:font-weight="bold" style:font-style-asian="italic" style:font-weight-asian="bold" style:font-style-complex="italic" style:font-weight-complex="bold"/>
    </style:style>
    <style:style style:name="T5" style:family="text">
      <style:text-properties fo:language="lt" fo:country="LT" fo:font-style="italic" fo:font-weight="bold" officeooo:rsid="001bd670" style:font-style-asian="italic" style:font-weight-asian="bold" style:font-style-complex="italic" style:font-weight-complex="bold"/>
    </style:style>
    <style:style style:name="T6" style:family="text">
      <style:text-properties fo:language="lt" fo:country="LT" fo:font-style="italic" fo:font-weight="bold" officeooo:rsid="001dbff6" style:font-style-asian="italic" style:font-weight-asian="bold" style:font-style-complex="italic" style:font-weight-complex="bold"/>
    </style:style>
    <style:style style:name="T7" style:family="text">
      <style:text-properties fo:language="lt" fo:country="LT" fo:font-style="italic" style:font-style-asian="italic" style:font-style-complex="italic"/>
    </style:style>
    <style:style style:name="T8" style:family="text">
      <style:text-properties fo:language="lt" fo:country="LT" fo:font-style="italic" officeooo:rsid="001bd670" style:font-style-asian="italic" style:font-style-complex="italic"/>
    </style:style>
    <style:style style:name="T9" style:family="text">
      <style:text-properties fo:language="lt" fo:country="LT" fo:font-style="italic" officeooo:rsid="001dbff6" style:font-style-asian="italic" style:font-style-complex="italic"/>
    </style:style>
    <style:style style:name="T10" style:family="text">
      <style:text-properties fo:language="lt" fo:country="LT" officeooo:rsid="001dbf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ŪSTAI</text:p>
      <text:p text:style-name="P1"/>
      <text:p text:style-name="P2">Zodiakas, kaip ir laikrodis, padalytas į 12 segmentų, arba namų, kurių kiekvieną valdo skirtingas ženklas. Zodiakas prasideda nuo pirmojo namo ir eina aplink jį prieš laikrodžio rodyklę.</text:p>
      <text:p text:style-name="P2"/>
      <text:p text:style-name="P5"><text:span text:style-name="T1">Kiekvienas namas siejamas su tam tikromis savybėmis, pradedant savimi ir baigiant visuomene bei kitomis sritimis. Tuo metu, kai gimėte, visos planetos buvo tam tikruose ženkluose ir </text:span><text:span text:style-name="T3">būstuose</text:span><text:span text:style-name="T1">. Kai astrologas aiškina jūsų horoskopą, jis sujungia kiekvienos planetos, namo, kuriame ji yra, ir ženklo, kuriame ji yra, reikšmę, kad </text:span><text:span text:style-name="T3">apibrėžtų</text:span><text:span text:style-name="T1"> kliūtis arba dovanas, su kuriomis susidursite šiame gyvenime.</text:span></text:p>
      <text:p text:style-name="P2"/>
      <text:p text:style-name="P2">Kai planetos aplanko kurį nors namą, jos apšviečia tą jūsų horoskopo dalį ir sustiprina to namo bruožus. Astrologai, naudodamiesi namais, numato, kurios jūsų gyvenimo sritys atsidurs dėmesio centre ir kur galite imtis geriausių veiksmų. </text:p>
      <text:p text:style-name="P3"/>
      <text:p text:style-name="P6"><text:span text:style-name="T1">12 horoskopo </text:span><text:span text:style-name="T3">būstų :</text:span></text:p>
      <text:p text:style-name="P3"/>
      <text:p text:style-name="P7"><text:span text:style-name="T5">Pirmasis būstas</text:span><text:span text:style-name="T1"> yra Zodiako pradžia ir apima visus "pirmuosius" dalykus: pirmąjį įspūdį, save ir išvaizdą, lyderystę, naujas iniciatyvas, naują pradžią. Ženklas, esantis ant šio </text:span><text:span text:style-name="T3">būsto kuspido</text:span><text:span text:style-name="T1">, vadinamas kylančiu ženklu arba ascendentu. (Valdo Avinas)</text:span></text:p>
      <text:p text:style-name="P3"/>
      <text:p text:style-name="P3"/>
      <text:p text:style-name="P7"><text:span text:style-name="T4">An</text:span><text:span text:style-name="T5">trasis būstas</text:span><text:span text:style-name="T1"> apima visus dalykus, susijusius su jūsų <text:s/>materialia ir fizine aplinka - skonį, kvapus, garsą, lytėjimą, vaizdus. </text:span><text:span text:style-name="T3">Šis būstas</text:span><text:span text:style-name="T1"> taip pat valdo pajamas, pinigus ir savigarbą. (Valdo Jautis)</text:span></text:p>
      <text:p text:style-name="P3"/>
      <text:p text:style-name="P3"/>
      <text:p text:style-name="P7"><text:span text:style-name="T4">Trečiasis </text:span><text:span text:style-name="T5">būstas</text:span><text:span text:style-name="T1"> valdo visas bendravimo formas - kalbėjimą, mąstymą, prietaisus ir įrenginius. Trečiajame </text:span><text:span text:style-name="T3">Būste</text:span><text:span text:style-name="T1"> taip pat gyvena broliai ir seserys, kaimynystė, vietinės kelionės, bibliotekos, mokyklos, mokytojai ir bendruomenės reikalai. (Valdo Dvyniai)</text:span></text:p>
      <text:p text:style-name="P3"/>
      <text:p text:style-name="P7"><text:span text:style-name="T5">K</text:span><text:span text:style-name="T4">etvirtasis </text:span><text:span text:style-name="T5">būstas</text:span><text:span text:style-name="T1"> yra pačiame Zodiako rato dugne, todėl valdo visų dalykų "pamatus". Tai apima jūsų namus, privatumą, pagrindinį saugumą, tėvus (ypač motiną), vaikus, jūsų motinystės gebėjimus, globą ir rūpestį. (Valdo Vėžys)</text:span></text:p>
      <text:p text:style-name="P3"/>
      <text:p text:style-name="P7"><text:span text:style-name="T4">Penkt</text:span><text:span text:style-name="T5">asis būstas</text:span><text:span text:style-name="T3"> </text:span><text:span text:style-name="T1">valdo saviraišką, dramą, kūrybiškumą, spalvas, dėmesį, romantiką, linksmybes ir žaidimus. (Valdo Liūtas)</text:span></text:p>
      <text:p text:style-name="P3"/>
      <text:p text:style-name="P7"><text:span text:style-name="T5">Šeštasis būstas</text:span><text:span text:style-name="T1"> yra sveikatos ir tarnystės sritis. Jis valdo tvarkaraščius, organizavimą, rutiną, fizinį pasirengimą, mitybą ir mankštą, natūralų ir sveiką gyvenimo būdą, paslaugumą ir tarnystę kitiems. (Valdo Mergelė)</text:span></text:p>
      <text:p text:style-name="P3"/>
      <text:p text:style-name="P7"><text:span text:style-name="T4">Septintasis </text:span><text:span text:style-name="T5">būstas</text:span><text:span text:style-name="T1"> yra santykių ir kitų žmonių sektorius. Jis valdo visas partnerystes, tiek verslo, tiek asmenines, ir su santykiais susijusius reikalus, pavyzdžiui, sutartis, santuoką ir verslo sandorius. (Valdo Svarstyklės)</text:span></text:p>
      <text:p text:style-name="P3"/>
      <text:p text:style-name="P7"><text:span text:style-name="T4">Aštuntasis </text:span><text:span text:style-name="T5">būstas</text:span><text:span text:style-name="T1"> yra paslaptingas sektorius, valdantis gimimą, mirtį, seksą, transformaciją, paslaptis, susijungusias energijas ir giliausio lygio ryšius. Aštuntasis namas taip pat valdo kitų žmonių turtą ir pinigus (nekilnojamąjį turtą, palikimą, investicijas ir kt. (valdo Skorpionas)</text:span></text:p>
      <text:p text:style-name="P3"/>
      <text:p text:style-name="P7"><text:span text:style-name="T4">Devintasis </text:span><text:span text:style-name="T5">būstas</text:span><text:span text:style-name="T8"> </text:span><text:span text:style-name="T1">apima aukštesnįjį protą, plėtrą, tarptautines ir tolimas keliones, užsienio kalbas, </text:span><text:soft-page-break/><text:span text:style-name="T1">įkvėpimą, optimizmą, leidybą, transliacijas, universitetus ir aukštąjį išsilavinimą, sėkmę, riziką, nuotykius, azartinius žaidimus, religiją, filosofiją, moralę ir etiką. (Valdo Šaulys)</text:span></text:p>
      <text:p text:style-name="P3"/>
      <text:p text:style-name="P7"><text:span text:style-name="T5">Dešimtasis būstas</text:span><text:span text:style-name="T1"> yra pačioje viršūnėje ir labiausiai viešoje horoskopo dalyje. Dešimtasis namas valdo struktūras, korporacijas, tradicijas, viešąjį įvaizdį, šlovę, garbę, pasiekimus, apdovanojimus, ribas, taisykles, drausmę, autoritetą, tėvus ir tėvystę. Dešimtojo namo cusp arba riba taip pat vadinama vidurio dangumi ir nurodo jūsų karjeros kelią. (Valdo Ožiaragis)</text:span></text:p>
      <text:p text:style-name="P3"/>
      <text:p text:style-name="P7"><text:span text:style-name="T4">Vienuoli</text:span><text:span text:style-name="T6">ktasis būstas</text:span><text:span text:style-name="T10"> </text:span><text:span text:style-name="T1">valdo komandas, draugystę, grupes, visuomenę, technologijas, vaizdo ir elektroninę žiniasklaidą, tinklus, socialinį teisingumą, maištą ir humanitarinius reikalus. Jis taip pat valdo originalumą, ekscentriškumą, staigius įvykius, netikėtumus, išradimus, astronomiją, mokslinę fantastiką ir visus futuristinius dalykus. (Valdo Vandenis)</text:span></text:p>
      <text:p text:style-name="P3"/>
      <text:p text:style-name="P7"><text:span text:style-name="T1">Zodiaką užbaigia </text:span><text:span text:style-name="T7">d</text:span><text:span text:style-name="T9">vyktasis</text:span><text:span text:style-name="T1"> ir paskutinis </text:span><text:span text:style-name="T9">būstas</text:span><text:span text:style-name="T1">, kuris valdo pabaigas. Šis namas apima paskutinius projekto etapus, baigiamuosius darbus, užbaigimą, pomirtinį gyvenimą, senatvę ir pasidavimą. Jis taip pat siejamas su atsiskyrimu nuo visuomenės, institucijomis, ligoninėmis, kalėjimais, slaptais planais ir slaptais priešais. Be to, jis valdo vaizduotę, kūrybiškumą, menus, kiną, šokį, poeziją, žurnalus ir pasąmonę. (Valdo Žuvys)</text:span></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3-01T21:47:11.944000000</dc:date>
    <meta:editing-duration>PT31S</meta:editing-duration>
    <meta:editing-cycles>1</meta:editing-cycles>
    <meta:document-statistic meta:table-count="0" meta:image-count="0" meta:object-count="0" meta:page-count="2" meta:paragraph-count="17" meta:word-count="522" meta:character-count="4068" meta:non-whitespace-character-count="3561"/>
  </office:meta>
</office:document-meta>
</file>